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user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user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2" style:parent-style-name="Standarduser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user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1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size-complex="14pt"/>
    </style:style>
    <style:style style:name="T42" style:parent-style-name="Основнойшрифтабзаца" style:family="text">
      <style:text-properties fo:color="#FF0000" style:font-size-complex="14pt"/>
    </style:style>
    <style:style style:name="T43" style:parent-style-name="Основнойшрифтабзаца" style:family="text">
      <style:text-properties style:font-size-complex="14pt"/>
    </style:style>
    <style:style style:name="T44" style:parent-style-name="Основнойшрифтабзаца" style:family="text">
      <style:text-properties style:font-size-complex="14pt" fo:language="en" fo:country="US"/>
    </style:style>
    <style:style style:name="TableCell4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user" style:family="paragraph">
      <style:paragraph-properties style:snap-to-layout-grid="false"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TableRow49" style:family="table-row">
      <style:table-row-properties style:min-row-height="0.4263in" style:use-optimal-row-height="false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user" style:family="paragraph">
      <style:text-properties style:font-size-complex="14pt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3" style:parent-style-name="Standarduser" style:family="paragraph">
      <style:paragraph-properties style:snap-to-layout-grid="false" fo:text-indent="0in"/>
      <style:text-properties style:font-size-complex="14pt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P56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Standarduser" style:family="paragraph">
      <style:paragraph-properties fo:text-align="center"/>
    </style:style>
    <style:style style:name="T60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61" style:parent-style-name="Заголовок2" style:family="paragraph">
      <style:paragraph-properties fo:break-before="page"/>
    </style:style>
    <style:style style:name="P62" style:parent-style-name="Textbodyuser" style:family="paragraph">
      <style:text-properties fo:color="#000000"/>
    </style:style>
    <style:style style:name="P63" style:parent-style-name="Textbodyuser" style:family="paragraph">
      <style:text-properties fo:color="#FF0000"/>
    </style:style>
    <style:style style:name="P64" style:parent-style-name="Textbody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Textbodyuser" style:family="paragraph">
      <style:paragraph-properties fo:text-indent="0in"/>
    </style:style>
    <style:style style:name="P66" style:parent-style-name="Textbody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Textbodyuser" style:family="paragraph">
      <style:paragraph-properties fo:text-indent="0in"/>
    </style:style>
    <style:style style:name="P69" style:parent-style-name="Textbodyuser" style:family="paragraph">
      <style:paragraph-properties fo:text-indent="0in"/>
    </style:style>
    <style:style style:name="P70" style:parent-style-name="Standard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color="#000000" style:font-size-complex="14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89" style:parent-style-name="Standard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0" style:parent-style-name="Standarduser" style:family="paragraph">
      <style:text-properties fo:color="#000000" style:font-size-complex="14pt" style:language-asian="ru" style:country-asian="RU" style:language-complex="ar" style:country-complex="SA"/>
    </style:style>
    <style:style style:name="P91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2" style:parent-style-name="Standarduser" style:family="paragraph">
      <style:paragraph-properties fo:text-indent="0in"/>
    </style:style>
    <style:style style:name="P93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4" style:parent-style-name="Standarduser" style:family="paragraph">
      <style:paragraph-properties fo:text-indent="0in"/>
    </style:style>
    <style:style style:name="T95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P98" style:parent-style-name="Standard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9" style:parent-style-name="Standarduser" style:family="paragraph">
      <style:paragraph-properties fo:text-indent="0in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style:text-position="super 64.2%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style:text-position="super 64.2%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style:text-position="super 64.2%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style:text-position="super 64.2%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style:text-position="super 64.2%"/>
    </style:style>
    <style:style style:name="P118" style:parent-style-name="Standarduser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9" style:parent-style-name="Standarduser" style:family="paragraph">
      <style:paragraph-properties fo:text-indent="0in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style:text-position="super 64.2%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P130" style:parent-style-name="Standarduser" style:family="paragraph">
      <style:paragraph-properties fo:text-indent="0in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P151" style:parent-style-name="Standarduser" style:family="paragraph">
      <style:paragraph-properties fo:text-indent="0in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style:text-position="super 64.2%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style:text-position="super 64.2%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167" style:parent-style-name="Standarduser" style:family="paragraph">
      <style:paragraph-properties fo:text-indent="0in"/>
    </style:style>
    <style:style style:name="T16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69" style:parent-style-name="Основнойшрифтабзаца" style:family="text">
      <style:text-properties fo:font-weight="bold" style:font-weight-asian="bold" style:font-weight-complex="bold" fo:color="#000000" style:font-size-complex="14pt" style:language-asian="ru" style:country-asian="RU" style:language-complex="ar" style:country-complex="SA"/>
    </style:style>
    <style:style style:name="P170" style:parent-style-name="Standarduser" style:family="paragraph">
      <style:paragraph-properties fo:text-indent="0in"/>
    </style:style>
    <style:style style:name="T171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text:span text:style-name="T21"><text:s/>(Вариант 1)</text:span></text:p>
      <text:p text:style-name="P22"><text:span text:style-name="T23">по дисциплине<text:s/></text:span><text:span text:style-name="T24">«Построение и анализ алгоритмов»</text:span></text:p>
      <text:p text:style-name="P25"><text:span text:style-name="T26">Тема:<text:s/></text:span><text:span text:style-name="T27">Задача коммивояжёра</text:span><text:span text:style-name="T28">.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user"><text:span text:style-name="T41">Студент</text:span><text:span text:style-name="T42"><text:s/></text:span><text:span text:style-name="T43">гр. 338</text:span><text:span text:style-name="T44">8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Лутфулин Д.А.</text:p>
          </table:table-cell>
        </table:table-row>
        <table:table-row table:style-name="TableRow49">
          <table:table-cell table:style-name="TableCell50">
            <text:p text:style-name="P51">Преподаватель</text:p>
          </table:table-cell>
          <table:table-cell table:style-name="TableCell52">
            <text:p text:style-name="P53"/>
          </table:table-cell>
          <table:table-cell table:style-name="TableCell54">
            <text:p text:style-name="P55">Жангиров Т.Р.</text:p>
          </table:table-cell>
        </table:table-row>
      </table:table>
      <text:p text:style-name="P56"/>
      <text:p text:style-name="P57"/>
      <text:p text:style-name="P58">Санкт-Петербург</text:p>
      <text:p text:style-name="P59"><text:span text:style-name="T60">2025</text:span></text:p>
      <text:soft-page-break/>
      <text:h text:style-name="P61" text:outline-level="2">Цель работы.</text:h>
      <text:p text:style-name="P62">Реализовать алгоритм<text:s/>Литтла и АДО МОД<text:s/>для<text:s/>решения задачи коммивояжёра методом ветвей и границ и нахождения 2-приближения.</text:p>
      <text:p text:style-name="P63"/>
      <text:h text:style-name="Заголовок2" text:outline-level="2">Задание.</text:h>
      <text:p text:style-name="P64">Ветви и границы.</text:p>
      <text:p text:style-name="Textbodyuser"><text:tab/>В волшебной стране Алгоритмии великий маг, Гамильтон, задумал невероятное путешествие, чтобы связать все города страны заклятием процветания. Для этого ему необходимо посетить каждый город ровно один раз, создавая тропу благополучия, и вернуться обратно в столицу, используя минимум своих чародейских сил. Вашей задачей является помощь в прокладывании маршрута с помощью древнего и могущественного алгоритма ветвей и границ.</text:p>
      <text:p text:style-name="Textbodyuser">Карта дорог Алгоритмии перед Гамильтоном представляет собой полный граф, где каждый город соединён магическими порталами с каждым другим. Стоимость использования портала из города в город занимает определённое количество маны, и Гамильтон стремится минимизировать общее потребление магической энергии для закрепления проклятия.</text:p>
      <text:p text:style-name="Textbodyuser">Входные данные:</text:p>
      <text:p text:style-name="Textbodyuser">Первая строка содержит одно целое число N — количество городов). Города нумеруются последовательными числами от 0 до <text:s/>N−1</text:p>
      <text:p text:style-name="Textbodyuser">Следующие N строк содержат по N чисел каждая, разделённых пробелами, формируя таким образом матрицу стоимостей M.Каждый элемент<text:s/>M<text:s/>i,j <text:s/>этой матрицы представляет собой затраты маны на перемещение из города<text:s/>i в город j.</text:p>
      <text:p text:style-name="Textbodyuser">Выходные данные:</text:p>
      <text:p text:style-name="Textbodyuser">Первая строка: Список из N целых чисел, разделённых пробелами, обозначающих оптимальный порядок городов в магическом маршруте Гамильтона. В начале идёт город 0, с которого начинается маршрут, затем последующие города до тех пор, пока все они не будут посещены.</text:p>
      <text:p text:style-name="P65">Вторая строка: Число, указывающее на суммарное количество израсходованной маны для завершения пути.</text:p>
      <text:soft-page-break/>
      <text:p text:style-name="P66">2-приближение.</text:p>
      <text:p text:style-name="Textbodyuser">Разработайте программу, которая решает задачу <text:s/>коммивояжера при помощи 2-приближенного алгоритма. В данной постановке задачи нужно вернуться в исходную вершину после прохождения всех остальных вершин. При обходе остовного дерева (MST) необходимо идти по минимальному допустимому ребру из текущего. Каждая вершина в графе обозначается неотрицательным числом, начиная с 0, каждое ребро имеет неотрицательный вес. В графе нет рёбер из вершины в саму себя, в матрице весов на месте таких отсутствующих рёбер стоит значение -1.</text:p>
      <text:p text:style-name="Textbodyuser">Пример входных данных</text:p>
      <text:p text:style-name="Textbodyuser">2</text:p>
      <text:p text:style-name="Textbodyuser">-1 18.97 22.36 19.42 3.61</text:p>
      <text:p text:style-name="Textbodyuser">18.97 -1 35.61 38.01 17.0</text:p>
      <text:p text:style-name="Textbodyuser">22.36 35.61 -1 16.28 21.19</text:p>
      <text:p text:style-name="Textbodyuser">19.42 38.01 16.28 -1 21.02</text:p>
      <text:p text:style-name="Textbodyuser">3.61 17.0 21.19 21.02 -1</text:p>
      <text:p text:style-name="Textbodyuser">В первой строке указывается начальная вершина.</text:p>
      <text:p text:style-name="Textbodyuser">Далее идёт матрица весов.</text:p>
      <text:p text:style-name="Textbodyuser">В качестве выходных данных необходимо представить длину пути, полученного при помощи алгоритма. Следующей строкой необходимо представить путь, в котором перечислены вершины, по которым необходимо пройти от начальной вершины. Для приведённых в примере входных данных ответом будет<text:span text:style-name="T67">:</text:span></text:p>
      <text:p text:style-name="P68">91.92</text:p>
      <text:p text:style-name="P69">2 3 0 4 1 2</text:p>
      <text:h text:style-name="Заголовок2" text:outline-level="2">Выполнение работы.</text:h>
      <text:p text:style-name="P70">Метод ветвей и границ:</text:p>
      <text:p text:style-name="Standarduser"><text:span text:style-name="T71">Для решения задачи коммивояжёра был реализован алгоритм Литтла</text:span><text:span text:style-name="T72">. Данный алгоритм находит кратчайший гамильтонов цикл в полном графе с помощью метода ветвей и границ, выполняя бинарное ветвление на каждом шаге</text:span><text:span text:style-name="T73">:<text:s/></text:span><text:soft-page-break/><text:span text:style-name="T74">левая ветвь включает в себя данное ребро, а правая – исключает.<text:s/></text:span><text:span text:style-name="T75"><text:line-break/>Перед ветвлением происходит редукция матрицы – из каждой строки вычитается минимальный элемент, затем то же самое происходит и со столбцами. Всё, что было вычтено добавляется к<text:s/></text:span><text:span text:style-name="T76">graph</text:span><text:span text:style-name="T77">.</text:span><text:span text:style-name="T78">d</text:span><text:span text:style-name="T79"><text:s/>– нижней границе решения.</text:span><text:span text:style-name="T80"><text:line-break/>Далее среди нулей (а они есть в каждой строке и в каждом столбце после редукции) эвристически выбирается наилучший</text:span><text:span text:style-name="T81">:<text:s/></text:span><text:span text:style-name="T82">ветвление происходит по тому ребру, которое будет увеличивать<text:s/></text:span><text:span text:style-name="T83">d</text:span><text:span text:style-name="T84"><text:s/>как можно сильнее, если это ребро исключить.<text:s/></text:span><text:span text:style-name="T85"><text:line-break/>Если нижняя граница<text:s/></text:span><text:span text:style-name="T86">d</text:span><text:span text:style-name="T87"><text:s/></text:span><text:span text:style-name="T88">текущего решения превышает стоимость наилучшего найденного решения, то ветвления на данном этапе не происходит.</text:span></text:p>
      <text:p text:style-name="P89">2-приближение:</text:p>
      <text:p text:style-name="P90">Для нахождения 2-приближения используется алгоритм двойного обхода минимального остовного дерева.<text:s/><text:line-break/>Для начала находим МОД графа с помощью алгоритма Прима.<text:line-break/>В алгоритме Прима сначала все вершины кроме стартовой отмечаются как непосещённые. В мин-кучу записываются все рёбра, инцидентные ей. Далее в цикле из мин-кучи достаются минимальное<text:s/>рёбро<text:s/>и, если<text:s/>вершина, в которую оно ведёт, ещё не посещена, то она отмечается посещённой и ребро добавляется в МОД. Так продолжается, пока не посетим все вершины.</text:p>
      <text:p text:style-name="P91">Далее<text:s/>выполняется жадный обход МОД:<text:s/>в путь добавляется непосещённая вершина, в которую ведёт самое короткое ребро из текущей. Если в МОД нет таких рёбер, то берётся ребро из предыдущей.</text:p>
      <text:p text:style-name="P92"/>
      <text:p text:style-name="P93"/>
      <text:p text:style-name="P94"><text:span text:style-name="T95"><text:tab/>Оценка сложност</text:span><text:span text:style-name="T96">и</text:span><text:span text:style-name="T97">.</text:span></text:p>
      <text:p text:style-name="P98">Метод ветвей и границ:</text:p>
      <text:p text:style-name="P99"><text:tab/>В худшем случае алгоритму придётся перебрать все возможные случаи, которых<text:s/><text:span text:style-name="T100">O</text:span>(<text:span text:style-name="T101">n</text:span>!)<text:s/>и каждый этап решения просчитывается за<text:s/><text:span text:style-name="T102">O</text:span>(<text:span text:style-name="T103">n</text:span><text:span text:style-name="T104">2</text:span>). Однако, первое решение<text:s/>находится<text:s/>уже за<text:s/><text:span text:style-name="T105">O</text:span>(<text:span text:style-name="T106">n</text:span><text:span text:style-name="T107">3</text:span>):<text:s/>так как нужно обойти<text:s/><text:span text:style-name="T108">n</text:span><text:s/>вершин и в каждой происходит редукция за<text:s/><text:span text:style-name="T109">O</text:span>(<text:span text:style-name="T110">n</text:span><text:span text:style-name="T111">2</text:span>),<text:s/>построение включающей ветви за<text:s/><text:span text:style-name="T112">O</text:span>(<text:span text:style-name="T113">n</text:span><text:span text:style-name="T114">2</text:span>)<text:s/>и<text:s/><text:soft-page-break/>исключающей<text:s/>за<text:s/><text:span text:style-name="T115">O</text:span>(<text:span text:style-name="T116">n</text:span><text:span text:style-name="T117">2</text:span>). А так как<text:s/>ребро для каждого ветвления подбирается так, чтобы нижняя граница решения при исключающем ребро решении стала как можно больше, вероятность того, что исключающую ветвь не нужно будет просматривать становится выше.</text:p>
      <text:p text:style-name="P118">2-приближение:</text:p>
      <text:p text:style-name="P119">Сложность алгоритма Прима:<text:s/><text:span text:style-name="T120">O</text:span>(<text:span text:style-name="T121">n</text:span><text:span text:style-name="T122">2</text:span><text:span text:style-name="T123">log</text:span>(<text:span text:style-name="T124">n</text:span>)) (<text:span text:style-name="T125">n</text:span><text:s/>раз нужно пройтись по<text:s/><text:span text:style-name="T126">n</text:span><text:s/>рёбрам из выбранной вершины и добавить в кучу за<text:s/><text:span text:style-name="T127">O</text:span>(<text:span text:style-name="T128">log</text:span>(<text:span text:style-name="T129">n</text:span>)))</text:p>
      <text:p text:style-name="P130">Сложность обхода МОД:<text:s/>Каждая вершина посещается за<text:s/><text:span text:style-name="T131">O</text:span>(<text:span text:style-name="T132">n</text:span>)<text:s/>и выполняется сортировка по соседним рёбрам.<text:line-break/>Соседние рёбра – подмассив всех рёбер.<text:s/>Но в МОД всего<text:s/>(<text:span text:style-name="T133">n</text:span>-1)*2<text:s/>рёбер<text:s/>(граф двунаправленный). Сложность сортировки такого массива была бы<text:s/><text:span text:style-name="T134">n</text:span>*<text:span text:style-name="T135">log</text:span>(<text:span text:style-name="T136">n</text:span>)<text:s/>если бы граф оказался звездой. Но сложность сортировок подмассивов меньше, чем сложность сортировки самого массива, поэтому все сортировки в алгоритме выполняются не более чем за<text:s/><text:span text:style-name="T137">O</text:span>(<text:span text:style-name="T138">n</text:span>*<text:span text:style-name="T139">log</text:span>(<text:span text:style-name="T140">n</text:span>)).<text:s/>Итоговая сложность:<text:s/><text:span text:style-name="T141">O</text:span>(<text:span text:style-name="T142">n</text:span>) +<text:s/><text:span text:style-name="T143">O</text:span>(<text:span text:style-name="T144">n</text:span>*<text:span text:style-name="T145">log</text:span>(<text:span text:style-name="T146">n</text:span>))<text:s/>=<text:s/><text:span text:style-name="T147">O</text:span>(<text:span text:style-name="T148">n</text:span>*<text:span text:style-name="T149">log</text:span>(<text:span text:style-name="T150">n</text:span>))</text:p>
      <text:p text:style-name="P151">Таким образом, сложность алгоритма равна<text:s/><text:span text:style-name="T152">O</text:span>(<text:span text:style-name="T153">n</text:span><text:span text:style-name="T154">2</text:span><text:span text:style-name="T155">log</text:span>(<text:span text:style-name="T156">n</text:span>))<text:s/>+<text:s/><text:span text:style-name="T157">O</text:span>(<text:span text:style-name="T158">n</text:span>*<text:span text:style-name="T159">log</text:span>(<text:span text:style-name="T160">n</text:span>))<text:s/>=<text:s/><text:span text:style-name="T161">O</text:span>(<text:span text:style-name="T162">n</text:span><text:span text:style-name="T163">2</text:span><text:span text:style-name="T164">log</text:span>(<text:span text:style-name="T165">n</text:span>)).</text:p>
      <text:p text:style-name="P166"/>
      <text:p text:style-name="P167"><text:span text:style-name="T168"><text:tab/></text:span><text:span text:style-name="T169">Вывод.</text:span></text:p>
      <text:p text:style-name="P170"><text:span text:style-name="T171"><text:tab/>Были разработаны и проанализированы алгоритмы<text:s/></text:span><text:span text:style-name="T172">для решения задачи коммивояжёра. В качестве точного решения – алгоритм Литтла, в качестве 2-приближения - АДО МОД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user" style:next-style-name="Textbodyuser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user" style:next-style-name="Textbodyuser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user" style:next-style-name="Textbodyuser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NSimSun"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Captionuser" style:display-name="Caption (user)" style:family="paragraph" style:parent-style-name="Standarduser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user" style:display-name="Index (user)" style:family="paragraph" style:parent-style-name="Standarduser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fo:widows="2" fo:orphans="2"/>
      <style:text-properties style:font-name="Calibri" style:font-name-asian="Calibri" style:font-name-complex="Calibri" fo:font-size="10pt" style:font-size-asian="10pt" style:font-size-complex="10pt" style:language-complex="ar" style:country-complex="SA" fo:hyphenate="false"/>
    </style:style>
    <style:style style:name="Times14_РИО2" style:display-name="Times14_РИО2" style:family="paragraph" style:parent-style-name="Standarduser">
      <style:paragraph-properties style:vertical-align="auto" fo:line-height="130%"/>
      <style:text-properties style:language-complex="ar" style:country-complex="SA"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Листинг" style:display-name="Листинг" style:family="paragraph" style:parent-style-name="Standarduser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paragraph-properties style:vertical-align="auto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user" style:display-name="Table (user)" style:family="paragraph" style:parent-style-name="Captionuser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user" style:display-name="Drawing (user)" style:family="paragraph" style:parent-style-name="Captionuser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/>
      <style:text-properties fo:hyphenate="false"/>
    </style:style>
    <style:style style:name="Framecontentsuser" style:display-name="Frame contents (user)" style:family="paragraph" style:parent-style-name="Standardus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/>
    </style:style>
    <style:style style:name="WW8Num1z1" style:display-name="WW8Num1z1" style:family="text">
      <style:text-properties style:font-name-complex="Times New Roman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user" style:display-name="Numbering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4</text:page-number></text:p>
      </style:footer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Alebarda</dc:creator>
    <meta:creation-date>2025-05-05T02:46:00Z</meta:creation-date>
    <dc:date>2025-05-05T02:47:00Z</dc:date>
    <meta:print-date>2025-05-05T02:46:00Z</meta:print-date>
    <meta:template xlink:href="Normal.dotm" xlink:type="simple"/>
    <meta:editing-cycles>3</meta:editing-cycles>
    <meta:editing-duration>PT120S</meta:editing-duration>
    <meta:document-statistic meta:page-count="5" meta:paragraph-count="12" meta:word-count="912" meta:character-count="6105" meta:row-count="43" meta:non-whitespace-character-count="5205"/>
  </office:meta>
</office:document-meta>
</file>